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ddddd" draw:textarea-horizontal-align="justify" draw:textarea-vertical-align="middle" draw:auto-grow-height="false" fo:min-height="6.735cm" fo:min-width="4.898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702cm" fo:min-width="14.423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02cm" fo:min-width="2.04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02cm" fo:min-width="0.769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02cm" fo:min-width="0.77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02cm" fo:min-width="3.945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ffbf00" draw:textarea-horizontal-align="justify" draw:textarea-vertical-align="middle" draw:auto-grow-height="false" fo:min-height="0.703cm" fo:min-width="0.135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draw:fit-to-size="false" style:shrink-to-fit="false" fo:min-height="0.712cm" fo:min-width="4.18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02cm" fo:min-width="5.215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02cm" fo:min-width="3.627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4.908cm" loext:decorative="false"/>
      <style:paragraph-properties style:writing-mode="lr-tb"/>
    </style:style>
    <style:style style:name="gr12" style:family="graphic" style:parent-style-name="objectwithoutfill">
      <style:graphic-properties draw:stroke="dash" draw:stroke-dash="Long_20_Dash" svg:stroke-color="#ff0000" draw:marker-end="Arrowheads_20_2" draw:marker-end-width="0.3cm" svg:stroke-linecap="butt" draw:fill="none" draw:textarea-vertical-align="middle" loext:decorative="false"/>
    </style:style>
    <style:style style:name="gr13" style:family="graphic" style:parent-style-name="objectwithoutfill">
      <style:graphic-properties svg:stroke-color="#ff0000" draw:marker-end="Arrowheads_20_2" draw:marker-end-width="0.3cm" draw:fill="none" draw:textarea-vertical-align="middle" loext:decorative="false"/>
    </style:style>
    <style:style style:name="gr14" style:family="graphic" style:parent-style-name="objectwithoutfill">
      <style:graphic-properties draw:stroke="dash" draw:stroke-dash="Long_20_Dash_20__28_Rounded_29_" svg:stroke-color="#ff0000" draw:marker-end="Arrowheads_20_2" draw:marker-end-width="0.3cm" svg:stroke-linecap="round" draw:fill="none" draw:textarea-vertical-align="middle" loext:decorative="false"/>
    </style:style>
    <style:style style:name="gr15" style:family="graphic" style:parent-style-name="standard">
      <style:graphic-properties draw:stroke="none" draw:fill-color="#dddddd" draw:textarea-horizontal-align="justify" draw:textarea-vertical-align="middle" draw:auto-grow-height="false" fo:min-height="6.735cm" fo:min-width="0.135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draw:fit-to-size="false" style:shrink-to-fit="false" fo:min-height="0.712cm" fo:min-width="5.7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8" style:family="graphic" style:parent-style-name="standard">
      <style:graphic-properties draw:fill-color="#00a933" draw:textarea-horizontal-align="justify" draw:textarea-vertical-align="middle" draw:auto-grow-height="false" fo:min-height="0.702cm" fo:min-width="11.248cm" style:writing-mode="lr-tb" loext:decorative="false"/>
      <style:paragraph-properties style:writing-mode="lr-tb"/>
    </style:style>
    <style:style style:name="gr19" style:family="graphic" style:parent-style-name="standard">
      <style:graphic-properties draw:fill-color="#ff0000" draw:textarea-horizontal-align="justify" draw:textarea-vertical-align="middle" draw:auto-grow-height="false" fo:min-height="0.702cm" fo:min-width="3.945cm" style:writing-mode="lr-tb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02cm" fo:min-width="1.087cm" style:writing-mode="lr-tb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702cm" fo:min-width="1.088cm" style:writing-mode="lr-tb" loext:decorative="false"/>
      <style:paragraph-properties style:writing-mode="lr-tb"/>
    </style:style>
    <style:style style:name="gr22" style:family="graphic" style:parent-style-name="standard">
      <style:graphic-properties draw:fill-color="#00a933" draw:textarea-horizontal-align="justify" draw:textarea-vertical-align="middle" draw:auto-grow-height="false" fo:min-height="0.702cm" fo:min-width="2.993cm" style:writing-mode="lr-tb" loext:decorative="false"/>
      <style:paragraph-properties style:writing-mode="lr-tb"/>
    </style:style>
    <style:style style:name="gr23" style:family="graphic" style:parent-style-name="standard">
      <style:graphic-properties draw:fill-color="#ff0000" draw:textarea-horizontal-align="justify" draw:textarea-vertical-align="middle" draw:auto-grow-height="false" fo:min-height="0.307cm" fo:min-width="0cm" loext:decorative="false"/>
    </style:style>
    <style:style style:name="gr24" style:family="graphic" style:parent-style-name="standard">
      <style:graphic-properties draw:fill-color="#ff0000" draw:textarea-horizontal-align="justify" draw:textarea-vertical-align="middle" draw:auto-grow-height="false" fo:min-height="0.702cm" fo:min-width="2.993cm" style:writing-mode="lr-tb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702cm" fo:min-width="2.993cm" style:writing-mode="lr-tb" loext:decorative="false"/>
      <style:paragraph-properties style:writing-mode="lr-tb"/>
    </style:style>
    <style:style style:name="gr26" style:family="graphic" style:parent-style-name="standard">
      <style:graphic-properties draw:fill-color="#ff0000" draw:textarea-horizontal-align="justify" draw:textarea-vertical-align="middle" draw:auto-grow-height="false" fo:min-height="0.702cm" fo:min-width="4.58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729fcf" draw:textarea-horizontal-align="justify" draw:textarea-vertical-align="middle" draw:auto-grow-height="false" fo:min-height="0.702cm" fo:min-width="1.087cm" style:writing-mode="lr-tb" loext:decorative="false"/>
      <style:paragraph-properties style:writing-mode="lr-tb"/>
    </style:style>
    <style:style style:name="gr28" style:family="graphic" style:parent-style-name="standard">
      <style:graphic-properties draw:fill-color="#ff0000" draw:textarea-horizontal-align="justify" draw:textarea-vertical-align="middle" draw:auto-grow-height="false" fo:min-height="0.702cm" fo:min-width="4.897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00a933" draw:textarea-horizontal-align="justify" draw:textarea-vertical-align="middle" draw:auto-grow-height="false" fo:min-height="0.702cm" fo:min-width="6.818cm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  <style:text-properties fo:font-size="10pt"/>
    </style:style>
    <style:style style:name="P3" style:family="paragraph">
      <style:paragraph-properties fo:text-align="center" style:writing-mode="lr-tb"/>
      <style:text-properties fo:font-size="10pt"/>
    </style:style>
    <style:style style:name="P4" style:family="paragraph">
      <loext:graphic-properties draw:fill-color="#ffbf00"/>
      <style:paragraph-properties fo:text-align="center" style:writing-mode="lr-tb"/>
      <style:text-properties fo:font-size="10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9" style:family="paragraph">
      <loext:graphic-properties draw:fill-color="#00a933"/>
      <style:paragraph-properties fo:text-align="center" style:writing-mode="lr-tb"/>
      <style:text-properties fo:font-size="10pt"/>
    </style:style>
    <style:style style:name="P10" style:family="paragraph">
      <loext:graphic-properties draw:fill-color="#ff0000"/>
      <style:paragraph-properties fo:text-align="center" style:writing-mode="lr-tb"/>
      <style:text-properties fo:font-size="10pt"/>
    </style:style>
    <style:style style:name="P11" style:family="paragraph">
      <loext:graphic-properties draw:fill-color="#ff0000"/>
      <style:paragraph-properties fo:text-align="center"/>
    </style:style>
    <style:style style:name="P12" style:family="paragraph">
      <style:paragraph-properties fo:margin-left="0cm" fo:margin-right="0cm" fo:text-align="center" fo:text-indent="0cm"/>
      <style:text-properties style:font-name="Liberation Sans" fo:font-size="10pt" style:letter-kerning="true" style:font-name-asian="Noto Sans CJK SC" style:font-size-asian="14pt" style:font-name-complex="Lohit Devanagari" style:font-size-complex="18pt"/>
    </style:style>
    <style:style style:name="P13" style:family="paragraph">
      <loext:graphic-properties draw:fill-color="#729fcf"/>
      <style:paragraph-properties fo:text-align="center" style:writing-mode="lr-tb"/>
      <style:text-properties fo:font-size="10pt"/>
    </style:style>
    <style:style style:name="P14" style:family="paragraph">
      <style:paragraph-properties fo:margin-left="0cm" fo:margin-right="0cm" fo:text-indent="0cm" style:text-autospace="none"/>
      <style:text-properties style:font-name="Monospace" fo:font-size="10pt" style:letter-kerning="true" style:font-name-asian="Monospace" style:font-size-asian="10pt" style:font-name-complex="Monospace" style:font-size-complex="10pt"/>
    </style:style>
    <style:style style:name="P15" style:family="paragraph">
      <loext:graphic-properties draw:fill="none" draw:fill-color="#ffffff"/>
      <style:paragraph-properties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font-size="10pt"/>
    </style:style>
    <style:style style:name="T2" style:family="text">
      <style:text-properties fo:font-size="18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Monospace" fo:font-size="10pt" fo:text-shadow="none" style:text-underline-style="none" style:letter-kerning="true" style:font-name-asian="Monospace" style:font-size-asian="10pt" style:font-name-complex="Monospace" style:font-size-complex="10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6a3e3e" loext:opacity="100%" style:text-outline="false" style:text-line-through-style="none" style:text-line-through-type="none" style:font-name="Monospace" fo:font-size="10pt" fo:text-shadow="none" style:text-underline-style="none" style:letter-kerning="true" style:font-name-asian="Monospace" style:font-size-asian="10pt" style:font-name-complex="Monospace" style:font-size-complex="10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c0" loext:opacity="100%" style:text-outline="false" style:text-line-through-style="none" style:text-line-through-type="none" style:font-name="Monospace" fo:font-size="10pt" fo:font-style="italic" fo:text-shadow="none" style:text-underline-style="none" fo:font-weight="bold" style:letter-kerning="true" style:font-name-asian="Monospace" style:font-size-asian="10pt" style:font-style-asian="italic" style:font-weight-asian="bold" style:font-name-complex="Monospace" style:font-size-complex="10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Monospace" fo:font-size="10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c0" loext:opacity="100%" style:text-outline="false" style:text-line-through-style="none" style:text-line-through-type="none" style:font-name="Monospace" fo:font-size="10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a933" loext:opacity="100%" style:text-outline="false" style:text-line-through-style="none" style:text-line-through-type="none" style:font-name="Monospace" fo:font-size="10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text-outline="false" style:text-line-through-style="none" style:text-line-through-type="none" style:font-name="Monospace" fo:font-size="10pt" fo:text-shadow="none" style:text-underline-style="none" style:letter-kerning="true" style:font-name-asian="Monospace" style:font-size-asian="10pt" style:font-name-complex="Monospace" style:font-size-complex="10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98cm" svg:height="6.985cm" svg:x="5.127cm" svg:y="2.5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4.923cm" svg:height="0.952cm" svg:x="2.587cm" svg:y="2.905cm">
          <text:p text:style-name="P2"><text:span text:style-name="T1">&lt;</text:span><text:span text:style-name="T1">r</text:span><text:span text:style-name="T1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54cm" svg:height="0.952cm" svg:x="2.587cm" svg:y="6.08cm">
          <text:p text:style-name="P2"><text:span text:style-name="T1">&lt;</text:span><text:span text:style-name="T1">x</text:span><text:span text:style-name="T1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69cm" svg:height="0.952cm" svg:x="5.445cm" svg:y="6.08cm">
          <text:p text:style-name="P2"><text:span text:style-name="T1">&lt;</text:span><text:span text:style-name="T1">a</text:span><text:span text:style-name="T1">/</text:span><text:span text:style-name="T1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27cm" svg:height="0.952cm" svg:x="7.032cm" svg:y="6.08cm">
          <text:p text:style-name="P2"><text:span text:style-name="T1">&lt;b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27cm" svg:height="0.952cm" svg:x="8.62cm" svg:y="6.08cm">
          <text:p text:style-name="P2"><text:span text:style-name="T1">&lt;c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54cm" svg:height="0.952cm" svg:x="10.207cm" svg:y="6.08cm">
          <text:p text:style-name="P2"><text:span text:style-name="T1">&lt;y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4.445cm" svg:height="0.952cm" svg:x="13.065cm" svg:y="6.08cm">
          <text:p text:style-name="P2"><text:span text:style-name="T1">&lt;z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953cm" svg:x="2.587cm" svg:y="7.667cm">
          <text:p text:style-name="P2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953cm" svg:x="3.54cm" svg:y="7.667cm">
          <text:p text:style-name="P2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953cm" svg:x="4.492cm" svg:y="7.667cm">
          <text:p text:style-name="P2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953cm" svg:x="10.207cm" svg:y="7.667cm">
          <text:p text:style-name="P2"><text:span text:style-name="T1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953cm" svg:x="11.16cm" svg:y="7.667cm">
          <text:p text:style-name="P2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953cm" svg:x="12.112cm" svg:y="7.667cm">
          <text:p text:style-name="P2"><text:span text:style-name="T1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953cm" svg:x="13.065cm" svg:y="7.667cm">
          <text:p text:style-name="P2"><text:span text:style-name="T1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953cm" svg:x="14.018cm" svg:y="7.667cm">
          <text:p text:style-name="P2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953cm" svg:x="14.97cm" svg:y="7.667cm">
          <text:p text:style-name="P2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953cm" svg:x="15.923cm" svg:y="7.667cm">
          <text:p text:style-name="P2"><text:span text:style-name="T1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953cm" svg:x="16.876cm" svg:y="7.667cm">
          <text:p text:style-name="P2"><text:span text:style-name="T1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4.68cm" svg:height="0.962cm" svg:x="6.864cm" svg:y="9.88cm">
          <draw:text-box>
            <text:p><text:span text:style-name="T2">.</text:span><text:span text:style-name="T2"> </text:span><text:span text:style-name="T2">.</text:span><text:span text:style-name="T2"> </text:span><text:span text:style-name="T2">.</text:span><text:span text:style-name="T2"> </text:span><text:span text:style-name="T3">&lt;</text:span><text:span text:style-name="T3">b</text:span><text:span text:style-name="T3">&gt;</text:span><text:span text:style-name="T3"> </text:span><text:span text:style-name="T3">&lt;</text:span><text:span text:style-name="T3">c</text:span><text:span text:style-name="T3">&gt;</text:span><text:span text:style-name="T2"> </text:span><text:span text:style-name="T2">+</text:span><text:span text:style-name="T2">.</text:span></text:p>
          </draw:text-box>
        </draw:frame>
        <draw:custom-shape draw:style-name="gr9" draw:text-style-name="P3" draw:layer="layout" svg:width="5.715cm" svg:height="0.952cm" svg:x="2.587cm" svg:y="4.493cm">
          <text:p text:style-name="P2"><text:span text:style-name="T1">&lt;p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4.127cm" svg:height="0.952cm" svg:x="8.62cm" svg:y="4.492cm">
          <text:p text:style-name="P2"><text:span text:style-name="T1">&lt;q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5" draw:layer="layout" svg:width="5.408cm" svg:height="5.939cm" svg:x="2.905cm" svg:y="12.747cm">
          <draw:text-box>
            <text:p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 </text:span><text:span text:style-name="T2">d</text:span><text:span text:style-name="T2">e</text:span><text:span text:style-name="T2">q</text:span><text:span text:style-name="T2">u</text:span><text:span text:style-name="T2">e</text:span><text:span text:style-name="T2">u</text:span><text:span text:style-name="T2">e</text:span></text:p>
            <text:p><text:span text:style-name="T2">r</text:span></text:p>
            <text:p><text:span text:style-name="T2">p</text:span><text:span text:style-name="T2"> </text:span><text:span text:style-name="T2">q</text:span></text:p>
            <text:p><text:span text:style-name="T2">a</text:span><text:span text:style-name="T2"> </text:span><text:span text:style-name="T2">b</text:span><text:span text:style-name="T2"> </text:span><text:span text:style-name="T2">q</text:span></text:p>
            <text:p><text:span text:style-name="T4">b</text:span><text:span text:style-name="T2"> </text:span><text:span text:style-name="T2">q</text:span></text:p>
            <text:p><text:span text:style-name="T2">q</text:span></text:p>
            <text:p><text:span text:style-name="T4">c</text:span><text:span text:style-name="T2"> </text:span><text:span text:style-name="T2">y</text:span></text:p>
            <text:p><text:span text:style-name="T2">y</text:span></text:p>
          </draw:text-box>
        </draw:frame>
        <draw:line draw:style-name="gr12" draw:text-style-name="P6" draw:layer="layout" svg:x1="9.89cm" svg:y1="3.857cm" svg:x2="7.032cm" svg:y2="4.492cm">
          <text:p/>
        </draw:line>
        <draw:line draw:style-name="gr12" draw:text-style-name="P6" draw:layer="layout" svg:x1="6.397cm" svg:y1="5.445cm" svg:x2="6.08cm" svg:y2="6.08cm">
          <text:p/>
        </draw:line>
        <draw:line draw:style-name="gr13" draw:text-style-name="P6" draw:layer="layout" svg:x1="6.397cm" svg:y1="6.715cm" svg:x2="7.35cm" svg:y2="6.715cm">
          <text:p/>
        </draw:line>
        <draw:line draw:style-name="gr13" draw:text-style-name="P6" draw:layer="layout" svg:x1="7.667cm" svg:y1="6.397cm" svg:x2="8.62cm" svg:y2="5.127cm">
          <text:p/>
        </draw:line>
        <draw:line draw:style-name="gr13" draw:text-style-name="P6" draw:layer="layout" svg:x1="9.255cm" svg:y1="5.445cm" svg:x2="9.255cm" svg:y2="6.08cm">
          <text:p/>
        </draw:line>
        <draw:line draw:style-name="gr13" draw:text-style-name="P6" draw:layer="layout" svg:x1="9.572cm" svg:y1="6.715cm" svg:x2="10.525cm" svg:y2="6.715cm">
          <text:p/>
        </draw:line>
        <draw:line draw:style-name="gr14" draw:text-style-name="P6" draw:layer="layout" svg:x1="12.429cm" svg:y1="6.397cm" svg:x2="13.382cm" svg:y2="5.127cm">
          <text:p/>
        </draw:line>
      </draw:page>
      <draw:page draw:name="page2" draw:style-name="dp1" draw:master-page-name="Default">
        <draw:custom-shape draw:style-name="gr15" draw:text-style-name="P1" draw:layer="layout" svg:width="0.635cm" svg:height="6.985cm" svg:x="12.747cm" svg:y="2.5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98cm" svg:height="6.985cm" svg:x="5.127cm" svg:y="2.5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923cm" svg:height="0.952cm" svg:x="2.587cm" svg:y="2.905cm">
          <text:p text:style-name="P2"><text:span text:style-name="T1">&lt;r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54cm" svg:height="0.952cm" svg:x="2.587cm" svg:y="6.08cm">
          <text:p text:style-name="P2"><text:span text:style-name="T1">&lt;x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69cm" svg:height="0.952cm" svg:x="5.445cm" svg:y="6.08cm">
          <text:p text:style-name="P2"><text:span text:style-name="T1">&lt;a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27cm" svg:height="0.952cm" svg:x="7.032cm" svg:y="6.08cm">
          <text:p text:style-name="P2"><text:span text:style-name="T1">&lt;b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27cm" svg:height="0.952cm" svg:x="8.62cm" svg:y="6.08cm">
          <text:p text:style-name="P2"><text:span text:style-name="T1">&lt;c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54cm" svg:height="0.952cm" svg:x="10.207cm" svg:y="6.08cm">
          <text:p text:style-name="P2"><text:span text:style-name="T1">&lt;y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54cm" svg:height="0.952cm" svg:x="13.065cm" svg:y="6.08cm">
          <text:p text:style-name="P2"><text:span text:style-name="T1">&lt;z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953cm" svg:x="2.587cm" svg:y="7.667cm">
          <text:p text:style-name="P2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953cm" svg:x="3.54cm" svg:y="7.667cm">
          <text:p text:style-name="P2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953cm" svg:x="4.492cm" svg:y="7.667cm">
          <text:p text:style-name="P2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953cm" svg:x="10.207cm" svg:y="7.667cm">
          <text:p text:style-name="P2"><text:span text:style-name="T1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953cm" svg:x="11.16cm" svg:y="7.667cm">
          <text:p text:style-name="P2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953cm" svg:x="12.112cm" svg:y="7.667cm">
          <text:p text:style-name="P2"><text:span text:style-name="T1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953cm" svg:x="13.065cm" svg:y="7.667cm">
          <text:p text:style-name="P2"><text:span text:style-name="T1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953cm" svg:x="14.018cm" svg:y="7.667cm">
          <text:p text:style-name="P2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953cm" svg:x="14.97cm" svg:y="7.667cm">
          <text:p text:style-name="P2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953cm" svg:x="15.923cm" svg:y="7.667cm">
          <text:p text:style-name="P2"><text:span text:style-name="T1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953cm" svg:x="16.876cm" svg:y="7.667cm">
          <text:p text:style-name="P2"><text:span text:style-name="T1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7" draw:layer="layout" svg:width="6.25cm" svg:height="0.962cm" svg:x="6.397cm" svg:y="10.842cm">
          <draw:text-box>
            <text:p>. . . <text:span text:style-name="T5">&lt;</text:span><text:span text:style-name="T5">b</text:span><text:span text:style-name="T5">&gt;</text:span><text:span text:style-name="T5"> </text:span><text:span text:style-name="T5">&lt;</text:span><text:span text:style-name="T5">c</text:span><text:span text:style-name="T5">&gt;</text:span><text:span text:style-name="T6"> </text:span><text:span text:style-name="T6">.</text:span><text:span text:style-name="T6"> </text:span><text:span text:style-name="T6">.</text:span><text:span text:style-name="T6"> </text:span><text:span text:style-name="T6">.</text:span><text:span text:style-name="T6"> </text:span><text:span text:style-name="T5">&lt;</text:span><text:span text:style-name="T5">z</text:span><text:span text:style-name="T5">&gt;</text:span></text:p>
          </draw:text-box>
        </draw:frame>
        <draw:custom-shape draw:style-name="gr9" draw:text-style-name="P3" draw:layer="layout" svg:width="5.715cm" svg:height="0.952cm" svg:x="2.587cm" svg:y="4.493cm">
          <text:p text:style-name="P2"><text:span text:style-name="T1">&lt;p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4.127cm" svg:height="0.952cm" svg:x="8.62cm" svg:y="4.492cm">
          <text:p text:style-name="P2"><text:span text:style-name="T1">&lt;q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9.89cm" svg:y1="3.857cm" svg:x2="7.032cm" svg:y2="4.492cm">
          <text:p/>
        </draw:line>
        <draw:line draw:style-name="gr13" draw:text-style-name="P6" draw:layer="layout" svg:x1="6.397cm" svg:y1="5.445cm" svg:x2="6.08cm" svg:y2="6.08cm">
          <text:p/>
        </draw:line>
        <draw:line draw:style-name="gr13" draw:text-style-name="P6" draw:layer="layout" svg:x1="6.397cm" svg:y1="6.715cm" svg:x2="7.35cm" svg:y2="6.715cm">
          <text:p/>
        </draw:line>
        <draw:line draw:style-name="gr13" draw:text-style-name="P6" draw:layer="layout" svg:x1="7.667cm" svg:y1="6.397cm" svg:x2="8.62cm" svg:y2="5.127cm">
          <text:p/>
        </draw:line>
        <draw:line draw:style-name="gr13" draw:text-style-name="P6" draw:layer="layout" svg:x1="9.255cm" svg:y1="5.445cm" svg:x2="9.255cm" svg:y2="6.08cm">
          <text:p/>
        </draw:line>
        <draw:line draw:style-name="gr13" draw:text-style-name="P6" draw:layer="layout" svg:x1="9.572cm" svg:y1="6.715cm" svg:x2="10.525cm" svg:y2="6.715cm">
          <text:p/>
        </draw:line>
        <draw:line draw:style-name="gr14" draw:text-style-name="P6" draw:layer="layout" svg:x1="12.429cm" svg:y1="6.397cm" svg:x2="13.382cm" svg:y2="6.397cm">
          <text:p/>
        </draw:line>
      </draw:page>
      <draw:page draw:name="page3" draw:style-name="dp1" draw:master-page-name="Default">
        <draw:frame draw:style-name="gr17" draw:text-style-name="P7" draw:layer="layout" svg:width="18.234cm" svg:height="0.662cm" svg:x="1.317cm" svg:y="1.29cm">
          <draw:text-box>
            <text:p text:style-name="P8"><text:span text:style-name="T7">i</text:span><text:span text:style-name="T7">n</text:span><text:span text:style-name="T7">s</text:span><text:span text:style-name="T7">e</text:span><text:span text:style-name="T7">r</text:span><text:span text:style-name="T7">t</text:span><text:span text:style-name="T7">M</text:span><text:span text:style-name="T7">a</text:span><text:span text:style-name="T7">r</text:span><text:span text:style-name="T7">k</text:span><text:span text:style-name="T7">u</text:span><text:span text:style-name="T7">p</text:span><text:span text:style-name="T7">(</text:span><text:span text:style-name="T8">n</text:span><text:span text:style-name="T8">t</text:span><text:span text:style-name="T8">E</text:span><text:span text:style-name="T8">l</text:span><text:span text:style-name="T8">e</text:span><text:span text:style-name="T8">m</text:span><text:span text:style-name="T8">e</text:span><text:span text:style-name="T8">n</text:span><text:span text:style-name="T8">t</text:span><text:span text:style-name="T7">,</text:span><text:span text:style-name="T7"> </text:span><text:span text:style-name="T7">B</text:span><text:span text:style-name="T7">a</text:span><text:span text:style-name="T7">l</text:span><text:span text:style-name="T7">a</text:span><text:span text:style-name="T7">n</text:span><text:span text:style-name="T7">c</text:span><text:span text:style-name="T7">i</text:span><text:span text:style-name="T7">n</text:span><text:span text:style-name="T7">g</text:span><text:span text:style-name="T7">.</text:span><text:span text:style-name="T9">O</text:span><text:span text:style-name="T9">U</text:span><text:span text:style-name="T9">T</text:span><text:span text:style-name="T9">E</text:span><text:span text:style-name="T9">R</text:span><text:span text:style-name="T10">,</text:span><text:span text:style-name="T10"> </text:span><text:span text:style-name="T11">s</text:span><text:span text:style-name="T11">t</text:span><text:span text:style-name="T11">a</text:span><text:span text:style-name="T11">r</text:span><text:span text:style-name="T11">t</text:span><text:span text:style-name="T11">P</text:span><text:span text:style-name="T11">o</text:span><text:span text:style-name="T11">s</text:span><text:span text:style-name="T11">i</text:span><text:span text:style-name="T11">t</text:span><text:span text:style-name="T11">i</text:span><text:span text:style-name="T11">o</text:span><text:span text:style-name="T11">n</text:span><text:span text:style-name="T10">,</text:span><text:span text:style-name="T10"> </text:span><text:span text:style-name="T10">e</text:span><text:span text:style-name="T10">n</text:span><text:span text:style-name="T10">d</text:span><text:span text:style-name="T11">P</text:span><text:span text:style-name="T11">o</text:span><text:span text:style-name="T11">s</text:span><text:span text:style-name="T11">i</text:span><text:span text:style-name="T11">t</text:span><text:span text:style-name="T11">i</text:span><text:span text:style-name="T11">o</text:span><text:span text:style-name="T11">n</text:span><text:span text:style-name="T10">,</text:span><text:span text:style-name="T10"> </text:span><text:span text:style-name="T12">p</text:span><text:span text:style-name="T12">a</text:span><text:span text:style-name="T12">r</text:span><text:span text:style-name="T12">e</text:span><text:span text:style-name="T12">n</text:span><text:span text:style-name="T12">t</text:span><text:span text:style-name="T12">E</text:span><text:span text:style-name="T12">l</text:span><text:span text:style-name="T12">e</text:span><text:span text:style-name="T12">m</text:span><text:span text:style-name="T12">e</text:span><text:span text:style-name="T12">n</text:span><text:span text:style-name="T12">t</text:span><text:span text:style-name="T12">s</text:span><text:span text:style-name="T10">)</text:span></text:p>
          </draw:text-box>
        </draw:frame>
        <draw:custom-shape draw:style-name="gr18" draw:text-style-name="P9" draw:layer="layout" svg:width="11.748cm" svg:height="0.952cm" svg:x="2.587cm" svg:y="2.905cm">
          <text:p text:style-name="P2"><text:span text:style-name="T1">&lt;r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4.445cm" svg:height="0.952cm" svg:x="4.492cm" svg:y="11.794cm">
          <text:p text:style-name="P2"><text:span text:style-name="T1">&lt;x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1.587cm" svg:height="0.952cm" svg:x="4.493cm" svg:y="7.667cm">
          <text:p text:style-name="P2"><text:span text:style-name="T1">&lt;a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1.588cm" svg:height="0.952cm" svg:x="6.397cm" svg:y="7.667cm">
          <text:p text:style-name="P2"><text:span text:style-name="T1">&lt;b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1.588cm" svg:height="0.952cm" svg:x="9.889cm" svg:y="7.666cm">
          <text:p text:style-name="P2"><text:span text:style-name="T1">&lt;d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3.493cm" svg:height="0.952cm" svg:x="4.492cm" svg:y="4.491cm">
          <text:p text:style-name="P2"><text:span text:style-name="T1">&lt;p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4.445cm" svg:height="0.952cm" svg:x="9.889cm" svg:y="4.489cm">
          <text:p text:style-name="P2"><text:span text:style-name="T1">&lt;q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953cm" svg:x="2.586cm" svg:y="9.253cm">
          <text:p text:style-name="P2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953cm" svg:x="3.539cm" svg:y="9.253cm">
          <text:p text:style-name="P2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953cm" svg:x="4.491cm" svg:y="9.253cm">
          <text:p text:style-name="P2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953cm" svg:x="5.444cm" svg:y="9.253cm">
          <text:p text:style-name="P2"><text:span text:style-name="T1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953cm" svg:x="6.397cm" svg:y="9.253cm">
          <text:p text:style-name="P2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953cm" svg:x="7.349cm" svg:y="9.253cm">
          <text:p text:style-name="P2"><text:span text:style-name="T1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953cm" svg:x="9.889cm" svg:y="9.252cm">
          <text:p text:style-name="P2"><text:span text:style-name="T1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953cm" svg:x="10.842cm" svg:y="9.252cm">
          <text:p text:style-name="P2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953cm" svg:x="11.794cm" svg:y="9.253cm">
          <text:p text:style-name="P2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953cm" svg:x="12.747cm" svg:y="9.253cm">
          <text:p text:style-name="P2"><text:span text:style-name="T1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953cm" svg:x="13.7cm" svg:y="9.253cm">
          <text:p text:style-name="P2"><text:span text:style-name="T1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27cm" svg:height="0.952cm" svg:x="8.302cm" svg:y="7.666cm">
          <text:p text:style-name="P2"><text:span text:style-name="T1">&lt;c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draw:layer="layout" svg:width="0.953cm" svg:height="0.635cm" svg:x="5.762cm" svg:y="10.84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10" draw:layer="layout" svg:width="3.493cm" svg:height="0.952cm" svg:x="4.492cm" svg:y="6.078cm">
          <text:p text:style-name="P2"><text:span text:style-name="T1">&lt;x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11.748cm" svg:height="0.952cm" svg:x="2.269cm" svg:y="15.287cm">
          <text:p text:style-name="P2"><text:span text:style-name="T1">&lt;r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4.445cm" svg:height="0.952cm" svg:x="4.174cm" svg:y="24.176cm">
          <text:p text:style-name="P2"><text:span text:style-name="T1">&lt;x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1.587cm" svg:height="0.952cm" svg:x="4.175cm" svg:y="20.049cm">
          <text:p text:style-name="P2"><text:span text:style-name="T1">&lt;a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1.588cm" svg:height="0.952cm" svg:x="6.079cm" svg:y="20.049cm">
          <text:p text:style-name="P2"><text:span text:style-name="T1">&lt;b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1.588cm" svg:height="0.952cm" svg:x="9.571cm" svg:y="20.048cm">
          <text:p text:style-name="P2"><text:span text:style-name="T1">&lt;d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" draw:layer="layout" svg:width="3.493cm" svg:height="0.952cm" svg:x="4.174cm" svg:y="18.462cm">
          <text:p text:style-name="P2"><text:span text:style-name="T1">&lt;p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4.445cm" svg:height="0.952cm" svg:x="9.571cm" svg:y="18.46cm">
          <text:p text:style-name="P2"><text:span text:style-name="T1">&lt;q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953cm" svg:x="2.268cm" svg:y="21.635cm">
          <text:p text:style-name="P2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953cm" svg:x="3.221cm" svg:y="21.635cm">
          <text:p text:style-name="P2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953cm" svg:x="4.173cm" svg:y="21.635cm">
          <text:p text:style-name="P2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953cm" svg:x="5.126cm" svg:y="21.635cm">
          <text:p text:style-name="P2"><text:span text:style-name="T1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953cm" svg:x="6.079cm" svg:y="21.635cm">
          <text:p text:style-name="P2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953cm" svg:x="7.031cm" svg:y="21.635cm">
          <text:p text:style-name="P2"><text:span text:style-name="T1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953cm" svg:x="9.571cm" svg:y="21.634cm">
          <text:p text:style-name="P2"><text:span text:style-name="T1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953cm" svg:x="10.524cm" svg:y="21.634cm">
          <text:p text:style-name="P2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953cm" svg:x="11.476cm" svg:y="21.635cm">
          <text:p text:style-name="P2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953cm" svg:x="12.429cm" svg:y="21.635cm">
          <text:p text:style-name="P2"><text:span text:style-name="T1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635cm" svg:height="0.953cm" svg:x="13.382cm" svg:y="21.635cm">
          <text:p text:style-name="P2"><text:span text:style-name="T1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27cm" svg:height="0.952cm" svg:x="7.984cm" svg:y="20.048cm">
          <text:p text:style-name="P2"><text:span text:style-name="T1">&lt;c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draw:layer="layout" svg:width="0.953cm" svg:height="0.635cm" svg:x="6.396cm" svg:y="23.22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0" draw:layer="layout" svg:width="5.08cm" svg:height="0.952cm" svg:x="4.174cm" svg:y="16.874cm">
          <text:p text:style-name="P2"><text:span text:style-name="T1">&lt;x&gt;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custom-shape draw:style-name="gr27" draw:text-style-name="P13" draw:layer="layout" svg:width="7.318cm" svg:height="0.952cm" svg:x="3.54cm" svg:y="2.27cm">
          <text:p text:style-name="P12">&lt;r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0" draw:layer="layout" svg:width="5.397cm" svg:height="0.952cm" svg:x="3.556cm" svg:y="3.997cm">
          <text:p text:style-name="P2"><text:span text:style-name="T1">&lt;X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1.587cm" svg:height="0.952cm" svg:x="3.556cm" svg:y="5.584cm">
          <text:p text:style-name="P2"><text:span text:style-name="T1">&lt;a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1.588cm" svg:height="0.952cm" svg:x="5.461cm" svg:y="5.584cm">
          <text:p text:style-name="P2"><text:span text:style-name="T1">&lt;</text:span><text:span text:style-name="T1">b</text:span><text:span text:style-name="T1">/</text:span><text:span text:style-name="T1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1.588cm" svg:height="0.952cm" svg:x="9.271cm" svg:y="5.585cm">
          <text:p text:style-name="P2"><text:span text:style-name="T1">&lt;</text:span><text:span text:style-name="T1">c</text:span><text:span text:style-name="T1">/</text:span><text:span text:style-name="T1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1.588cm" svg:height="0.952cm" svg:x="7.366cm" svg:y="5.584cm">
          <text:p text:style-name="P2"><text:span text:style-name="T1">&lt;</text:span><text:span text:style-name="T1">a</text:span><text:span text:style-name="T1">/</text:span><text:span text:style-name="T1">&gt;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frame draw:style-name="gr17" draw:text-style-name="P7" draw:layer="layout" svg:width="4.096cm" svg:height="0.662cm" svg:x="1.349cm" svg:y="1.317cm">
          <draw:text-box>
            <text:p text:style-name="P8"><text:span text:style-name="T13">X</text:span><text:span text:style-name="T13"> </text:span><text:span text:style-name="T13">&lt;</text:span><text:span text:style-name="T13">-</text:span><text:span text:style-name="T13"> </text:span><text:span text:style-name="T13">&lt;</text:span><text:span text:style-name="T13">a</text:span><text:span text:style-name="T13">&gt;</text:span><text:span text:style-name="T13"> </text:span><text:span text:style-name="T13">+</text:span><text:span text:style-name="T13">&lt;</text:span><text:span text:style-name="T13">b</text:span><text:span text:style-name="T13">&gt;</text:span><text:span text:style-name="T13"> </text:span><text:span text:style-name="T13">&lt;</text:span><text:span text:style-name="T13">a</text:span><text:span text:style-name="T13">&gt;</text:span></text:p>
          </draw:text-box>
        </draw:frame>
        <draw:custom-shape draw:style-name="gr29" draw:text-style-name="P9" draw:layer="layout" svg:width="7.318cm" svg:height="0.952cm" svg:x="2.254cm" svg:y="4.988cm">
          <text:p text:style-name="P2"><text:span text:style-name="T1">&lt;</text:span><text:span text:style-name="T1">r</text:span><text:span text:style-name="T1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0" draw:layer="layout" svg:width="5.397cm" svg:height="0.952cm" svg:x="2.27cm" svg:y="6.715cm">
          <text:p text:style-name="P2"><text:span text:style-name="T1">&lt;</text:span><text:span text:style-name="T1">X</text:span><text:span text:style-name="T1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1.587cm" svg:height="0.952cm" svg:x="2.27cm" svg:y="8.302cm">
          <text:p text:style-name="P2"><text:span text:style-name="T1">&lt;</text:span><text:span text:style-name="T1">a</text:span><text:span text:style-name="T1">/</text:span><text:span text:style-name="T1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1.588cm" svg:height="0.952cm" svg:x="4.175cm" svg:y="8.302cm">
          <text:p text:style-name="P2"><text:span text:style-name="T1">&lt;</text:span><text:span text:style-name="T1">b</text:span><text:span text:style-name="T1">/</text:span><text:span text:style-name="T1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1.588cm" svg:height="0.952cm" svg:x="7.985cm" svg:y="8.303cm">
          <text:p text:style-name="P2"><text:span text:style-name="T1">&lt;</text:span><text:span text:style-name="T1">c</text:span><text:span text:style-name="T1">/</text:span><text:span text:style-name="T1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5" draw:layer="layout" svg:width="18.252cm" svg:height="0.412cm" svg:x="1.48cm" svg:y="2.27cm">
          <draw:text-box>
            <text:p text:style-name="P14">&lt;r&gt;&lt;a/&gt;&lt;b/&gt;&lt;a/&gt;&lt;c/&gt;&lt;/r&gt; → &lt;r&gt;&lt;X&gt;&lt;a/&gt;&lt;b/&gt;&lt;a/&gt;&lt;/X&gt;&lt;c/&gt;&lt;/r&gt;</text:p>
          </draw:text-box>
        </draw:frame>
        <draw:custom-shape draw:style-name="gr21" draw:text-style-name="P3" draw:layer="layout" svg:width="1.588cm" svg:height="0.952cm" svg:x="6.08cm" svg:y="8.302cm">
          <text:p text:style-name="P2"><text:span text:style-name="T1">&lt;</text:span><text:span text:style-name="T1">a</text:span><text:span text:style-name="T1">/</text:span><text:span text:style-name="T1">&gt;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4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style:font-size-asian="16pt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  <style:text-properties style:font-size-asian="16pt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6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9T10:32:39.705312503</meta:creation-date>
    <dc:date>2025-09-05T20:54:18.811281349</dc:date>
    <meta:editing-duration>P3DT1H38M3S</meta:editing-duration>
    <meta:editing-cycles>6</meta:editing-cycles>
    <meta:generator>LibreOffice/24.2.7.2$Linux_X86_64 LibreOffice_project/420$Build-2</meta:generator>
    <meta:document-statistic meta:object-count="117"/>
  </office:meta>
</office:document-meta>
</file>